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2"/>Тестовое задание </text:p>
      <text:p text:style-name="P1"/>
      <text:p text:style-name="P1"/>
      <text:p text:style-name="P1">Написать простейший редактор 2d-анимации на любом языке.</text:p>
      <text:p text:style-name="P1">Функционал:</text:p>
      <text:p text:style-name="P1">- Есть вершины и ребра.</text:p>
      <text:p text:style-name="P1">- Вершины можно создавать и удалять.</text:p>
      <text:p text:style-name="P1">- Вершины можно двигать мышкой.</text:p>
      <text:p text:style-name="P1">- Вершины можно соединять ребрами (просто линия, соединяющая две вершины), которые тоже можно удалять.</text:p>
      <text:p text:style-name="P1">- Есть кадры от 0 до бесконечности, переключение между ними происходит горячими </text:p>
      <text:p text:style-name="P1"/>
      <text:p text:style-name="P1">клавишами (например, A, D). В углу экрана показывается номер текущего кадра. </text:p>
      <text:p text:style-name="P1">- Положение вершин запоминается для каждого кадра.</text:p>
      <text:p text:style-name="P1">- Сделать сохранение и загрузку такой анимации. Придумать для этого формат.</text:p>
      <text:p text:style-name="P1"/>
      <text:p text:style-name="P1">В итоге хочется увидеть исполняемый файл + исходники.</text:p>
      <text:p text:style-name="P1">Если что-то не понятно - задавай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5:00:43.98</meta:creation-date>
    <meta:document-statistic meta:table-count="0" meta:image-count="0" meta:object-count="0" meta:page-count="1" meta:paragraph-count="13" meta:word-count="96" meta:character-count="704"/>
    <dc:date>2014-03-04T17:09:38.93</dc:date>
    <meta:editing-duration>PT1H2M56S</meta:editing-duration>
    <meta:editing-cycles>1</meta:editing-cycles>
    <meta:generator>OpenOffice.org/3.4.1$Win32 OpenOffice.org_project/341m1$Build-9593</meta:generator>
  </office:meta>
</office:document-meta>
</file>